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s /usr/sbin/ | grep "user" | sort &gt; ~/user_cmd.tx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1:55:32.503629634</meta:creation-date>
    <dc:date>2023-11-06T11:56:00.928233018</dc:date>
    <meta:editing-duration>PT28S</meta:editing-duration>
    <meta:editing-cycles>1</meta:editing-cycles>
    <meta:document-statistic meta:table-count="0" meta:image-count="0" meta:object-count="0" meta:page-count="1" meta:paragraph-count="1" meta:word-count="9" meta:character-count="51" meta:non-whitespace-character-count="43"/>
    <meta:generator>LibreOffice/7.3.7.2$Linux_X86_64 LibreOffice_project/30$Build-2</meta:generator>
  </office:meta>
</office:document-meta>
</file>